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さつき源代明朝" svg:font-family="さつき源代明朝" style:font-adornments="標準" style:font-pitch="variable"/>
    <style:font-face style:name="游明朝" svg:font-family="游明朝" style:font-family-generic="system" style:font-pitch="variable"/>
  </office:font-face-decls>
  <office:automatic-styles>
    <style:style style:name="タイトル" style:family="table">
      <style:table-properties style:width="8.8cm" fo:break-before="page" table:align="margins" fo:background-color="transparent">
        <style:background-image/>
      </style:table-properties>
    </style:style>
    <style:style style:name="タイトル.A" style:family="table-column">
      <style:table-column-properties style:column-width="8.8cm" style:rel-column-width="65535*"/>
    </style:style>
    <style:style style:name="タイトル.1" style:family="table-row">
      <style:table-row-properties style:row-height="8.8cm" fo:background-color="transparent">
        <style:background-image/>
      </style:table-row-properties>
    </style:style>
    <style:style style:name="タイトル.A1" style:family="table-cell">
      <style:table-cell-properties style:vertical-align="middle" fo:padding="0.097cm" fo:border="none" style:writing-mode="lr-tb"/>
    </style:style>
    <style:style style:name="奥付" style:family="table">
      <style:table-properties style:width="8.8cm" fo:break-before="page" table:align="margins" fo:background-color="transparent">
        <style:background-image/>
      </style:table-properties>
    </style:style>
    <style:style style:name="奥付.A" style:family="table-column">
      <style:table-column-properties style:column-width="8.8cm" style:rel-column-width="65535*"/>
    </style:style>
    <style:style style:name="奥付.1" style:family="table-row">
      <style:table-row-properties style:row-height="8.8cm" fo:background-color="transparent">
        <style:background-image/>
      </style:table-row-properties>
    </style:style>
    <style:style style:name="奥付.A1" style:family="table-cell">
      <style:table-cell-properties style:vertical-align="bottom" fo:padding="0.097cm" fo:border="none" style:writing-mode="lr-tb"/>
    </style:style>
    <style:style style:name="P1" style:family="paragraph" style:parent-style-name="Standard">
      <style:paragraph-properties fo:break-before="pag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前書き</text:p>
      <text:p text:style-name="P1"/>
      <text:p text:style-name="P1">　オープニング</text:p>
      <text:p text:style-name="P1"/>
      <text:p text:style-name="P1"/>
      <text:p text:style-name="Standard"/>
      <text:p text:style-name="Standard"/>
      <text:p text:style-name="Standard"/>
      <text:p text:style-name="Standard"/>
      <text:p text:style-name="Standard"/>
      <text:p text:style-name="Standard">　　　　　　　　　　　　　　　　　　　　　　■　　　　　　　　　　　　　　　　　　　　　　</text:p>
      <text:p text:style-name="Standard">　この作品はフィクションです。登場する人物、団体、機関、地名、学問、緋想、概念は全て架空の存在です。また、これらの固有名詞に関する著作権は一切ありません。</text:p>
      <text:p text:style-name="Standard">　日本語として一部曖昧な文章・解釈があることを、予めご了承ください。意味が不明な場合は英語やエスペラント語などの他国言語で翻訳することをお勧めします。</text:p>
      <text:p text:style-name="Standard">　　　　　　　　　　　　　　　　　　　　　　■　　　　　　　　　　　　　　　　　　　　　　</text:p>
      <text:p text:style-name="Standard"/>
      <text:p text:style-name="Standard"/>
      <text:p text:style-name="Standard"/>
      <text:p text:style-name="Standard"/>
      <text:p text:style-name="Standard"/>
      <text:p text:style-name="Standard"/>
      <text:p text:style-name="P1"/>
      <table:table table:name="タイトル" table:style-name="タイトル">
        <table:table-column table:style-name="タイトル.A"/>
        <table:table-row table:style-name="タイトル.1">
          <table:table-cell table:style-name="タイトル.A1" office:value-type="string">
            <text:p text:style-name="Table_20_Contents"/>
            <text:p text:style-name="Table_20_Contents"/>
            <text:p text:style-name="Table_20_Contents"/>
            <text:p text:style-name="Table_20_Contents"/>
            <text:p text:style-name="Table_20_Contents"/>
            <text:p text:style-name="Title">小説のタイトル</text:p>
            <text:p text:style-name="Subtitle">小説のサブタイトル</text:p>
            <text:p text:style-name="Table_20_Contents"/>
            <text:p text:style-name="巻数_30fb_巻題">巻数・巻題</text:p>
            <text:p text:style-name="Table_20_Contents"/>
            <text:p text:style-name="Table_20_Contents"/>
            <text:p text:style-name="Table_20_Contents"/>
            <text:p text:style-name="クレジット">Created by 独立定義虚構関数</text:p>
          </table:table-cell>
        </table:table-row>
      </table:table>
      <text:p text:style-name="Standard"><text:soft-page-break/><text:s/></text:p>
      <text:h text:style-name="Heading_20_2" text:outline-level="2">　　　《　目次　》</text:h>
      <text:p text:style-name="Standard"/>
      <text:p text:style-name="Standard">Ｐ３　　　【ＯＰＧ】　タイトル</text:p>
      <text:p text:style-name="Standard"/>
      <text:p text:style-name="Standard">Ｐ　　　　【第一章】　タイトル</text:p>
      <text:p text:style-name="Standard"/>
      <text:p text:style-name="Standard">Ｐ　　　　【第二章】　タイトル</text:p>
      <text:p text:style-name="Standard"/>
      <text:p text:style-name="Standard">Ｐ　　　　【第三章】　タイトル</text:p>
      <text:p text:style-name="Standard"/>
      <text:p text:style-name="Standard">Ｐ　　　　【第四章】　タイトル</text:p>
      <text:p text:style-name="Standard"/>
      <text:p text:style-name="Standard">Ｐ　　　　【第五章】　タイトル</text:p>
      <text:p text:style-name="Standard"/>
      <text:p text:style-name="Standard"/>
      <text:p text:style-name="Standard"><text:soft-page-break/><text:s/></text:p>
      <text:p text:style-name="Standard"/>
      <text:p text:style-name="Standard">Ｐ　　　　【第六章】　タイトル</text:p>
      <text:p text:style-name="Standard"/>
      <text:p text:style-name="Standard">Ｐ　　　　【第七章】　タイトル</text:p>
      <text:p text:style-name="Standard"/>
      <text:p text:style-name="Standard">Ｐ　　　　【第八章】　タイトル</text:p>
      <text:p text:style-name="Standard"/>
      <text:p text:style-name="Standard">Ｐ　　　　【第九章】　タイトル</text:p>
      <text:p text:style-name="Standard"/>
      <text:p text:style-name="Standard">Ｐ　　　　【第十章】　タイトル</text:p>
      <text:p text:style-name="Standard"/>
      <text:p text:style-name="Standard">Ｐ　　　　【ＥＤＧ】　タイトル</text:p>
      <text:p text:style-name="Standard"/>
      <text:p text:style-name="Standard"/>
      <text:p text:style-name="Standard"/>
      <text:p text:style-name="Standard"/>
      <text:p text:style-name="P1"/>
      <text:p text:style-name="P1"/>
      <text:h text:style-name="Heading_20_2" text:outline-level="2">　　　《　第一章　》</text:h>
      <text:p text:style-name="Standard"/>
      <text:p text:style-name="Standard">　本文</text:p>
      <text:p text:style-name="Standard"/>
      <text:p text:style-name="Standard">■■■■■■■■■■■■■■■■■■■■■■■■■■■■■■■■■■■■最大：四十五文字。</text:p>
      <table:table table:name="奥付" table:style-name="奥付">
        <table:table-column table:style-name="奥付.A"/>
        <table:table-row table:style-name="奥付.1">
          <table:table-cell table:style-name="奥付.A1" office:value-type="string">
            <text:p text:style-name="Table_20_Contents">小説のタイトル｜小説のサブタイトル</text:p>
            <text:p text:style-name="Table_20_Contents">巻数・巻題</text:p>
            <text:p text:style-name="Table_20_Contents"/>
            <text:p text:style-name="Table_20_Contents">発行年月日：XXXX.XX.XX</text:p>
            <text:p text:style-name="Table_20_Contents">版番：1.0</text:p>
            <text:p text:style-name="Table_20_Contents">著者：独立定義虚構関数</text:p>
            <text:p text:style-name="Table_20_Contents"/>
            <text:p text:style-name="Table_20_Contents">如何なる表現を含む二次創作を許可</text:p>
          </table:table-cell>
        </table:table-row>
      </table:table>
      <text:section text:style-name="Sect1" text:name="EoF" text:display="none">
        <text:p text:style-name="Standard"><text:s/></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さつき源代明朝" svg:font-family="さつき源代明朝" style:font-adornments="標準"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游明朝" style:font-size-asian="10.5pt" style:language-asian="ja" style:country-asian="JP"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游明朝" style:font-size-asian="10.5pt" style:language-asian="ja" style:country-asian="JP"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style:page-number="auto">
        <style:tab-stops/>
      </style:paragraph-properties>
      <style:text-properties style:font-name="さつき源代明朝" fo:font-family="さつき源代明朝" style:font-style-name="標準" style:font-pitch="variable" fo:font-size="9pt" fo:font-weight="normal" style:font-name-asian="さつき源代明朝" style:font-family-asian="さつき源代明朝" style:font-style-name-asian="標準" style:font-pitch-asian="variable" style:font-size-asian="9pt" style:font-weight-asian="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さつき源代明朝" fo:font-family="さつき源代明朝" style:font-style-name="標準" style:font-pitch="variable" fo:font-size="14pt" style:font-name-asian="さつき源代明朝" style:font-family-asian="さつき源代明朝" style:font-style-name-asian="標準"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er_20_and_20_Footer" style:display-name="Header and Footer" style:family="paragraph" style:parent-style-name="Standard" style:class="extra">
      <style:paragraph-properties fo:text-align="center" style:justify-single-word="false" text:number-lines="false" text:line-number="0" style:vertical-align="middle">
        <style:tab-stops>
          <style:tab-stop style:position="8.5cm" style:type="center"/>
          <style:tab-stop style:position="17cm" style:type="right"/>
        </style:tab-stops>
      </style:paragraph-properties>
      <style:text-properties fo:color="#808080" loext:opacity="100%" fo:font-size="8pt" fo:font-weight="bold" style:font-size-asian="8pt" style:font-weight-asian="bold"/>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20pt" fo:font-style="normal" fo:font-weight="bold" style:font-size-asian="20pt" style:font-weight-asian="bold" style:font-size-complex="20pt"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cm" fo:margin-bottom="0cm" style:contextual-spacing="false" fo:line-height="100%" fo:text-indent="0cm" style:auto-text-indent="false" style:page-number="auto" style:border-line-width-top="0.018cm 0.004cm 0.018cm" style:border-line-width-bottom="0.018cm 0.004cm 0.018cm" fo:padding-left="0.101cm" fo:padding-right="0.101cm" fo:padding-top="0.499cm" fo:padding-bottom="0.499cm" fo:border-left="0.06pt solid #000000" fo:border-right="0.06pt solid #000000" fo:border-top="1.11pt double-thin #000000" fo:border-bottom="1.11pt double-thin #000000" style:join-border="false">
        <style:tab-stops/>
      </style:paragraph-properties>
      <style:text-properties fo:font-size="9pt" fo:font-style="normal" fo:font-weight="normal" style:font-size-asian="9pt" style:font-weight-asian="normal" style:font-size-complex="115%" style:font-weight-complex="bold"/>
    </style:style>
    <style:style style:name="Title" style:family="paragraph" style:parent-style-name="Heading" style:next-style-name="Text_20_body" style:class="chapter">
      <style:paragraph-properties fo:margin-top="0cm" fo:margin-bottom="0cm" style:contextual-spacing="false" fo:text-align="center" style:justify-single-word="false"/>
      <style:text-properties fo:font-size="20pt" fo:font-style="normal" fo:font-weight="normal" style:font-size-asian="20pt" style:font-weight-asian="normal" style:font-size-complex="28pt" style:font-weight-complex="bold"/>
    </style:style>
    <style:style style:name="Subtitle" style:family="paragraph" style:parent-style-name="Heading" style:next-style-name="Text_20_body" style:class="chapter" style:master-page-name="">
      <style:paragraph-properties fo:margin-top="0cm" fo:margin-bottom="0cm" style:contextual-spacing="false" fo:text-align="center" style:justify-single-word="false" style:page-number="auto">
        <style:tab-stops/>
      </style:paragraph-properties>
      <style:text-properties fo:font-size="12pt" style:font-size-asian="12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巻数_30fb_巻題" style:display-name="巻数・巻題" style:family="paragraph" style:parent-style-name="Heading" style:master-page-name="">
      <style:paragraph-properties fo:margin-top="0cm" fo:margin-bottom="0cm" style:contextual-spacing="false" fo:text-align="center" style:justify-single-word="false" style:page-number="auto">
        <style:tab-stops/>
      </style:paragraph-properties>
      <style:text-properties fo:font-size="10pt" style:font-size-asian="10pt"/>
    </style:style>
    <style:style style:name="Signature" style:family="paragraph" style:parent-style-name="Standard" style:class="text">
      <style:paragraph-properties text:number-lines="false" text:line-number="0"/>
    </style:style>
    <style:style style:name="クレジット" style:family="paragraph" style:parent-style-name="Heading" style:master-page-name="">
      <style:paragraph-properties fo:margin-top="0cm" fo:margin-bottom="0cm" style:contextual-spacing="false" fo:line-height="150%" fo:text-align="center" style:justify-single-word="false" style:page-number="auto"/>
      <style:text-properties fo:font-size="12pt" style:font-size-asian="12pt"/>
    </style:style>
    <style:style style:name="Sender" style:family="paragraph" style:parent-style-name="Standard" style:class="extra">
      <style:paragraph-properties fo:margin-top="0cm" fo:margin-bottom="0.106cm" style:contextual-spacing="false" text:number-lines="false" text:line-number="0"/>
    </style:style>
    <style:style style:name="Heading_20_3" style:display-name="Heading 3" style:family="paragraph" style:parent-style-name="Heading" style:next-style-name="Text_20_body" style:default-outline-level="3" style:class="text">
      <style:paragraph-properties fo:margin-top="0.423cm" fo:margin-bottom="0.212cm" style:contextual-spacing="false"/>
      <style:text-properties fo:font-size="15pt" fo:font-style="normal" fo:font-weight="bold" style:font-size-asian="15pt" style:font-weight-asian="bold" style:font-size-complex="15pt" style:font-weight-complex="bold"/>
    </style:style>
    <style:style style:name="Heading_20_4" style:display-name="Heading 4" style:family="paragraph" style:parent-style-name="Heading" style:next-style-name="Text_20_body" style:default-outline-level="4" style:class="text">
      <style:paragraph-properties fo:margin-top="0.423cm" fo:margin-bottom="0.212cm" style:contextual-spacing="false"/>
      <style:text-properties fo:font-size="12.5pt" fo:font-style="normal" fo:font-weight="bold" style:font-size-asian="12.5pt" style:font-style-asian="normal" style:font-weight-asian="bold" style:font-size-complex="12.5pt" style:font-weight-complex="bold"/>
    </style:style>
    <style:style style:name="Heading_20_5" style:display-name="Heading 5" style:family="paragraph" style:parent-style-name="Heading" style:next-style-name="Text_20_body" style:default-outline-level="5" style:class="text">
      <style:paragraph-properties fo:margin-top="0.423cm" fo:margin-bottom="0.212cm" style:contextual-spacing="false"/>
      <style:text-properties fo:font-size="10pt" fo:font-style="normal" fo:font-weight="bold" style:font-size-asian="10pt" style:font-weight-asian="bold" style:font-size-complex="10pt" style:font-weight-complex="bold"/>
    </style:style>
    <style:style style:name="Heading_20_6" style:display-name="Heading 6" style:family="paragraph" style:parent-style-name="Heading" style:next-style-name="Text_20_body" style:default-outline-level="6" style:class="text">
      <style:paragraph-properties fo:margin-top="0.423cm" fo:margin-bottom="0.212cm" style:contextual-spacing="false"/>
      <style:text-properties fo:font-size="7.5pt" fo:font-style="normal" fo:font-weight="bold" style:font-size-asian="7.5pt" style:font-style-asian="normal" style:font-weight-asian="bold" style:font-size-complex="7.5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2.801cm" fo:page-height="18.2cm" style:num-format="1" style:print-orientation="portrait" fo:margin-top="0.801cm" fo:margin-bottom="0.801cm" fo:margin-left="2cm" fo:margin-right="2cm" style:writing-mode="tb-rl"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0.998cm" fo:margin-left="0cm" fo:margin-right="0cm" fo:margin-bottom="0.499cm" fo:background-color="transparent" style:dynamic-spacing="false" draw:fill="none" draw:fill-color="#729fcf"/>
      </style:header-style>
      <style:footer-style>
        <style:header-footer-properties svg: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小説のタイトル</text:p>
      </style:header>
      <style:footer>
        <text:p text:style-name="Footer">- <text:page-number text:select-page="current">12</text:page-number><text:s/>/ <text:page-count>12</text:page-count><text:s/>-</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7-22T16:59:10.600000000</meta:creation-date>
    <meta:editing-cycles>2</meta:editing-cycles>
    <meta:editing-duration>PT5S</meta:editing-duration>
    <dc:title>小説のタイトル</dc:title>
    <meta:generator>LibreOffice/7.2.5.2$Windows_X86_64 LibreOffice_project/499f9727c189e6ef3471021d6132d4c694f357e5</meta:generator>
    <dc:description>Title (ja-JP):
	
Title (en-US):
	
Release:
	XXXX.XX.XX
Created by:
	独立定義虚構関数
Copyright:
	如何なる表現を含む二次創作を許可</dc:description>
    <meta:keyword>キーワード</meta:keyword>
    <dc:date>2022-07-22T16:59:11.489000000</dc:date>
    <meta:document-statistic meta:table-count="2" meta:image-count="0" meta:object-count="0" meta:page-count="12" meta:paragraph-count="36" meta:word-count="406" meta:character-count="631" meta:non-whitespace-character-count="461"/>
    <meta:template xlink:type="simple" xlink:actuate="onRequest" xlink:title="LibreOffice - Writer" xlink:href="file:///C:/Users/User/AppData/Roaming/LibreOffice/4/user/template/LibreOffice%20-%20Writer.ott" meta:date="2022-07-19T13:21:10.694000000"/>
  </office:meta>
</office:document-meta>
</file>